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1700000015111C346AB84E48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52">
      <style:text-properties fo:language="ru" fo:country="RU"/>
    </style:style>
    <style:style style:name="P3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4" style:family="paragraph" style:parent-style-name="Text_20_body" style:list-style-name="L52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Heading_20_2">
      <style:text-properties fo:language="ru" fo:country="RU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Поиск объекта конфигурации</text:h>
      <text:section text:style-name="Sect1" text:name="i339">
        <text:p text:style-name="P3">Для поиска объектов конфигурации вы можете использовать два способа.</text:p>
        <text:p text:style-name="P3">Если вам нужно быстро найти что-то, но точно вы не помните, используйте строку поиска в панели <text:span text:style-name="T1">Навигатор</text:span>. <text:span text:style-name="T1">EDT</text:span> будет искать в именах, синонимах, представлениях объектов конфигурации, а результаты покажет прямо в этой же панели, подсветив в них найденное.</text:p>
        <text:p text:style-name="P1">В строке поиска вы можете вводить полные или сокращенные имена объектов. Поиск выполняется с начала слова. Порядок следования элементов в строке поиска имеет значение. При формировании строки поиска вы можете использовать подстановочные символы:</text:p>
        <text:list xml:id="list8623119950157434071" text:style-name="L52">
          <text:list-item>
            <text:p text:style-name="P4">? – любой символ,</text:p>
          </text:list-item>
          <text:list-item>
            <text:p text:style-name="P2">* – произвольное количество символов.</text:p>
          </text:list-item>
        </text:list>
        <text:p text:style-name="P3">Если вы хотите пропустить какой-то фрагмент полного имени объекта конфигурации, то заменяйте этот фрагмент символом "*".</text:p>
        <text:p text:style-name="P3">Второй способ поиска удобен, когда вам нужно искать именно по имени, которое вы знаете. Тогда вы можете нажать <draw:frame draw:style-name="fr1" draw:name="Изображение1" text:anchor-type="as-char" svg:width="0.609cm" svg:height="0.556cm" draw:z-index="0"><draw:image xlink:href="Pictures/100000000000001700000015111C346AB84E4870.png" xlink:type="simple" xlink:show="embed" xlink:actuate="onLoad"/><svg:title>008-8.png</svg:title></draw:frame> в командной панели основного окна. 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6:28:43.445691525</dc:date>
    <meta:editing-duration>PT9H9M53S</meta:editing-duration>
    <meta:editing-cycles>148</meta:editing-cycles>
    <meta:generator>LibreOffice/5.1.6.2$Linux_X86_64 LibreOffice_project/10m0$Build-2</meta:generator>
    <meta:document-statistic meta:table-count="0" meta:image-count="1" meta:object-count="0" meta:page-count="1" meta:paragraph-count="8" meta:word-count="131" meta:character-count="915" meta:non-whitespace-character-count="790"/>
  </office:meta>
</office:document-meta>
</file>